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401cm" style:rel-column-width="13107*"/>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3cf0d"/>
    </style:style>
    <style:style style:name="P2" style:family="paragraph" style:parent-style-name="Standard" style:list-style-name="L1">
      <style:paragraph-properties fo:text-align="justify" style:justify-single-word="false"/>
      <style:text-properties officeooo:paragraph-rsid="0013cf0d"/>
    </style:style>
    <style:style style:name="P3" style:family="paragraph" style:parent-style-name="Standard" style:list-style-name="L1">
      <style:paragraph-properties fo:text-align="justify" style:justify-single-word="false"/>
      <style:text-properties officeooo:paragraph-rsid="0013f51f"/>
    </style:style>
    <style:style style:name="P4" style:family="paragraph" style:parent-style-name="Standard">
      <style:paragraph-properties fo:text-align="justify" style:justify-single-word="false"/>
      <style:text-properties officeooo:paragraph-rsid="0013f51f"/>
    </style:style>
    <style:style style:name="P5" style:family="paragraph" style:parent-style-name="Standard">
      <style:paragraph-properties fo:text-align="justify" style:justify-single-word="false"/>
      <style:text-properties officeooo:paragraph-rsid="00153933"/>
    </style:style>
    <style:style style:name="P6" style:family="paragraph" style:parent-style-name="Standard">
      <style:paragraph-properties fo:text-align="justify" style:justify-single-word="false"/>
      <style:text-properties officeooo:paragraph-rsid="00159ceb"/>
    </style:style>
    <style:style style:name="P7" style:family="paragraph" style:parent-style-name="Standard">
      <style:paragraph-properties fo:text-align="justify" style:justify-single-word="false"/>
      <style:text-properties officeooo:paragraph-rsid="00165baa"/>
    </style:style>
    <style:style style:name="P8" style:family="paragraph" style:parent-style-name="Standard">
      <style:paragraph-properties fo:text-align="justify" style:justify-single-word="false"/>
      <style:text-properties officeooo:paragraph-rsid="00173c01"/>
    </style:style>
    <style:style style:name="P9" style:family="paragraph" style:parent-style-name="Standard">
      <style:paragraph-properties fo:text-align="justify" style:justify-single-word="false"/>
      <style:text-properties officeooo:paragraph-rsid="0018e0d8"/>
    </style:style>
    <style:style style:name="P10" style:family="paragraph" style:parent-style-name="Table_20_Contents">
      <style:paragraph-properties fo:text-align="justify" style:justify-single-word="false"/>
      <style:text-properties officeooo:paragraph-rsid="00165baa"/>
    </style:style>
    <style:style style:name="P11" style:family="paragraph" style:parent-style-name="Table_20_Contents">
      <style:paragraph-properties fo:text-align="justify" style:justify-single-word="false"/>
      <style:text-properties officeooo:paragraph-rsid="00173c01"/>
    </style:style>
    <style:style style:name="P12" style:family="paragraph" style:parent-style-name="Table_20_Contents">
      <style:paragraph-properties fo:text-align="justify" style:justify-single-word="false"/>
      <style:text-properties officeooo:paragraph-rsid="0018e0d8"/>
    </style:style>
    <style:style style:name="T1" style:family="text">
      <style:text-properties officeooo:rsid="0013cf0d"/>
    </style:style>
    <style:style style:name="T2" style:family="text">
      <style:text-properties officeooo:rsid="0013f51f"/>
    </style:style>
    <style:style style:name="T3" style:family="text">
      <style:text-properties officeooo:rsid="00153933"/>
    </style:style>
    <style:style style:name="T4" style:family="text">
      <style:text-properties officeooo:rsid="00159ceb"/>
    </style:style>
    <style:style style:name="T5" style:family="text">
      <style:text-properties officeooo:rsid="00165baa"/>
    </style:style>
    <style:style style:name="T6" style:family="text">
      <style:text-properties officeooo:rsid="00173c01"/>
    </style:style>
    <style:style style:name="T7" style:family="text">
      <style:text-properties officeooo:rsid="0018e0d8"/>
    </style:style>
    <style:style style:name="T8" style:family="text">
      <style:text-properties officeooo:rsid="00199d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 presente documento apresenta um modelo para a representação de dados de serviços disponibilizados por órgãos do poder público brasileiro por web services para ferramentas que realizem buscas relacionadas as informações que podem ser acessadas ou armazenadas nestes serviços. A apresentação deste padrão justifica-se tanto pelas peculiaridades das informações mantidas em atividades das demandas de governo para governo quanto pela não aderência da especificação UDDI as necessidades de interoperabilidade identificadas no Brasil. A especificação para a descoberta de serviços é uma demanda urgente e que proporcionará um significativo avanço na construção de porta de entrada única para localização de serviços disponíveis.</text:span></text:p>
      <text:p text:style-name="P1"><text:span text:style-name="T1"/></text:p>
      <text:p text:style-name="P6"><text:span text:style-name="T4">As especificações contantes nesta proposta prevem também como os dados devem ser mantidos, tratando, além das questões sobre a definição dos objetos, como estes devem ser agrupados em uma ferramenta de persistência e recuperação de dados. A concepção de serviços disponibilizados pelo poder público passa por uma apresentação de dados sem duplicidade ou redundância e integração na identificação das estruturas que compõe as esferas da organização federativa brasileira.</text:span></text:p>
      <text:p text:style-name="P1"><text:span text:style-name="T1"/></text:p>
      <text:p text:style-name="P4"><text:span text:style-name="T1">A proposta prevê a descrição da estrutura dos dados no sentido de apoiar o apoio de ferramentas para busca e recuperação das informações oferecendo uma nomenclatura padronizada e apresentado um protocolo para a exposição das informações. </text:span><text:span text:style-name="T2">A inexistência de um esforço que compreenda um padrão internacional e a urgência de padrões para apoiar as políticas de transparência e acesso a informação, particularmente no Brasil, o grupo GT5 entende que a não especificação deste padrão iria em sentido contrario ao desenvolvimento tecnológico nacional.</text:span></text:p>
      <text:p text:style-name="P4"><text:span text:style-name="T1"/></text:p>
      <text:p text:style-name="P4"><text:span text:style-name="T1">Esta especificação considera o uso do modelo apenas para o Brasil, motivo pelo qual a nomenclatura utiliza uma taxinomia </text:span><text:span text:style-name="T2">construída</text:span><text:span text:style-name="T1"> a partir de palavras da língua portuguesa.</text:span></text:p>
      <text:p text:style-name="P4"><text:span text:style-name="T1"/></text:p>
      <text:p text:style-name="P4"><text:span text:style-name="T2">A especificação apresentada estende as funcionalidades do uddi para ser utilizada em serviços expostos utilizando soluções RestFul. Esta abordagem permite a automatização na construção de sistemas que necessitem consumir serviços que não utilizam a notação xml para representar os dados por este oferecido.</text:span></text:p>
      <text:p text:style-name="P1"><text:span text:style-name="T1"/></text:p>
      <text:p text:style-name="P1"><text:span text:style-name="T1">A estrutura construída considera a existência dos seguintes objetos </text:span><text:span text:style-name="T2">necessária e suficiente para apresentar as funcionalidades e componente de um determinado serviço exposto na Internet ou em intranets de órgãos e empresas públicos</text:span><text:span text:style-name="T1">:</text:span></text:p>
      <text:list xml:id="list239125538" text:style-name="L1">
        <text:list-item>
          <text:p text:style-name="P2"><text:span text:style-name="T1">Órgão</text:span></text:p>
        </text:list-item>
        <text:list-item>
          <text:p text:style-name="P2"><text:span text:style-name="T1">-Sistema</text:span></text:p>
        </text:list-item>
        <text:list-item>
          <text:p text:style-name="P2"><text:span text:style-name="T1">– Descrição</text:span></text:p>
        </text:list-item>
        <text:list-item>
          <text:p text:style-name="P3"><text:span text:style-name="T2">--Responsável</text:span></text:p>
        </text:list-item>
        <text:list-item>
          <text:p text:style-name="P2"><text:span text:style-name="T1">– Descritores</text:span></text:p>
        </text:list-item>
        <text:list-item>
          <text:p text:style-name="P2"><text:span text:style-name="T1">--- Marcadores</text:span></text:p>
        </text:list-item>
        <text:list-item>
          <text:p text:style-name="P2"><text:span text:style-name="T1">--Serviço</text:span></text:p>
        </text:list-item>
        <text:list-item>
          <text:p text:style-name="P3"><text:span text:style-name="T2">---Responsável</text:span></text:p>
        </text:list-item>
        <text:list-item>
          <text:p text:style-name="P2"><text:span text:style-name="T2">---</text:span><text:span text:style-name="T1"> Descrição</text:span></text:p>
        </text:list-item>
        <text:list-item>
          <text:p text:style-name="P2"><text:span text:style-name="T2">---</text:span><text:span text:style-name="T1"> Atributos</text:span></text:p>
        </text:list-item>
        <text:list-item>
          <text:p text:style-name="P2"><text:span text:style-name="T2">--- </text:span><text:span text:style-name="T1">Descritores</text:span></text:p>
        </text:list-item>
        <text:list-item>
          <text:p text:style-name="P2"><text:span text:style-name="T1">---</text:span><text:span text:style-name="T2">-</text:span><text:span text:style-name="T1"> Marcadores</text:span></text:p>
        </text:list-item>
      </text:list>
      <text:p text:style-name="P1"><text:span text:style-name="T1">Os objetos </text:span><text:span text:style-name="T2">Descrição, </text:span><text:span text:style-name="T1">Descritores, </text:span><text:span text:style-name="T2">Responsáveis</text:span><text:span text:style-name="T1"> e Marcadores sã</text:span><text:span text:style-name="T2">o utilizados na construção dos objetos sistema quanto serviços não existindo uma nova especificação decorrente da situação hierárquica do objeto.</text:span></text:p>
      <text:p text:style-name="P1"><text:span text:style-name="T2"/></text:p>
      <text:p text:style-name="P5"><text:span text:style-name="T2">A representação dos dados aqui apresentada utiliza a notação XML e a notação </text:span><text:span text:style-name="T3">json, conforme as referencias RFC 3023, RFC 4627 respectivamente. A opção de utilizar as duas notações oferta </text:span><text:soft-page-break/><text:span text:style-name="T3">maiores possibilidades de implementação e adequação as necessidades e limitações específicas de cada infraestrutura.</text:span></text:p>
      <text:p text:style-name="P5"><text:span text:style-name="T3"/></text:p>
      <text:p text:style-name="P5"><text:span text:style-name="T6">2. </text:span><text:span text:style-name="T3">Sistema: Representa um agrupamento de serviços para o atendimento de atividades fins determinadas pel</text:span><text:span text:style-name="T4">a delimitação de um</text:span><text:span text:style-name="T3"> objetivo a ser atendido por uma ou mais aplicações. </text:span><text:span text:style-name="T5">O escopo da sistema é mais amplo do que a delimitação da funcionalidade de softwares apresentando-se como uma abstração da demanda a ser atendida.</text:span></text:p>
      <text:p text:style-name="P5"><text:span text:style-name="T5"/></text:p>
      <text:p text:style-name="P7"><text:span text:style-name="T6">2.1 Propriedades do objeto </text:span><text:span text:style-name="T5">Sistema</text:span></text:p>
      <table:table table:name="Tabela1" table:style-name="Tabela1">
        <table:table-column table:style-name="Tabela1.A" table:number-columns-repeated="5"/>
        <table:table-row>
          <table:table-cell table:style-name="Tabela1.A1" office:value-type="string">
            <text:p text:style-name="P7"><text:span text:style-name="T5">Descrição</text:span></text:p>
          </table:table-cell>
          <table:table-cell table:style-name="Tabela1.A1" office:value-type="string">
            <text:p text:style-name="P10"><text:span text:style-name="T5">Representação</text:span></text:p>
          </table:table-cell>
          <table:table-cell table:style-name="Tabela1.A1" office:value-type="string">
            <text:p text:style-name="P10"><text:span text:style-name="T5">Tipo</text:span></text:p>
          </table:table-cell>
          <table:table-cell table:style-name="Tabela1.A1" office:value-type="string">
            <text:p text:style-name="P10"><text:span text:style-name="T5">Tamanho (byte)</text:span></text:p>
          </table:table-cell>
          <table:table-cell table:style-name="Tabela1.E1" office:value-type="string">
            <text:p text:style-name="P11"><text:span text:style-name="T6">Obrigatório</text:span></text:p>
          </table:table-cell>
        </table:table-row>
        <table:table-row>
          <table:table-cell table:style-name="Tabela1.A2" office:value-type="string">
            <text:p text:style-name="P7"><text:span text:style-name="T5">Identificador Único</text:span></text:p>
          </table:table-cell>
          <table:table-cell table:style-name="Tabela1.A2" office:value-type="string">
            <text:p text:style-name="P10"><text:span text:style-name="T5">id</text:span></text:p>
          </table:table-cell>
          <table:table-cell table:style-name="Tabela1.A2" office:value-type="string">
            <text:p text:style-name="P10"><text:span text:style-name="T5">Inteiro Longo</text:span></text:p>
          </table:table-cell>
          <table:table-cell table:style-name="Tabela1.A2" office:value-type="string">
            <text:p text:style-name="P10"><text:span text:style-name="T5">32</text:span></text:p>
          </table:table-cell>
          <table:table-cell table:style-name="Tabela1.E2" office:value-type="string">
            <text:p text:style-name="P11"><text:span text:style-name="T6">Sim</text:span></text:p>
          </table:table-cell>
        </table:table-row>
        <table:table-row>
          <table:table-cell table:style-name="Tabela1.A2" office:value-type="string">
            <text:p text:style-name="P7"><text:span text:style-name="T5">Nome do sistema</text:span></text:p>
          </table:table-cell>
          <table:table-cell table:style-name="Tabela1.A2" office:value-type="string">
            <text:p text:style-name="P10"><text:span text:style-name="T5">nome</text:span></text:p>
          </table:table-cell>
          <table:table-cell table:style-name="Tabela1.A2" office:value-type="string">
            <text:p text:style-name="P10"><text:span text:style-name="T5">Alfa numérico</text:span></text:p>
          </table:table-cell>
          <table:table-cell table:style-name="Tabela1.A2" office:value-type="string">
            <text:p text:style-name="P10"><text:span text:style-name="T5">60</text:span></text:p>
          </table:table-cell>
          <table:table-cell table:style-name="Tabela1.E2" office:value-type="string">
            <text:p text:style-name="P11"><text:span text:style-name="T6">Sim</text:span></text:p>
          </table:table-cell>
        </table:table-row>
        <table:table-row>
          <table:table-cell table:style-name="Tabela1.A2" office:value-type="string">
            <text:p text:style-name="P7"><text:span text:style-name="T5">Descrição do sistema</text:span></text:p>
          </table:table-cell>
          <table:table-cell table:style-name="Tabela1.A2" office:value-type="string">
            <text:p text:style-name="P10"><text:span text:style-name="T5">descricao</text:span></text:p>
          </table:table-cell>
          <table:table-cell table:style-name="Tabela1.A2" office:value-type="string">
            <text:p text:style-name="P10"><text:span text:style-name="T5">Alfa númerico</text:span></text:p>
          </table:table-cell>
          <table:table-cell table:style-name="Tabela1.A2" office:value-type="string">
            <text:p text:style-name="P10"><text:span text:style-name="T5">3000</text:span></text:p>
          </table:table-cell>
          <table:table-cell table:style-name="Tabela1.E2" office:value-type="string">
            <text:p text:style-name="P11"><text:span text:style-name="T6">Sim</text:span></text:p>
          </table:table-cell>
        </table:table-row>
        <table:table-row>
          <table:table-cell table:style-name="Tabela1.A2" office:value-type="string">
            <text:p text:style-name="P9"><text:span text:style-name="T7">Descritores do sistema</text:span></text:p>
          </table:table-cell>
          <table:table-cell table:style-name="Tabela1.A2" office:value-type="string">
            <text:p text:style-name="P12"><text:span text:style-name="T7">descritores</text:span></text:p>
          </table:table-cell>
          <table:table-cell table:style-name="Tabela1.A2" office:value-type="string">
            <text:p text:style-name="P12"><text:span text:style-name="T7">Lista de Inteiros Longos</text:span></text:p>
          </table:table-cell>
          <table:table-cell table:style-name="Tabela1.A2" office:value-type="string">
            <text:p text:style-name="P10"/>
          </table:table-cell>
          <table:table-cell table:style-name="Tabela1.E2" office:value-type="string">
            <text:p text:style-name="P11"/>
          </table:table-cell>
        </table:table-row>
        <table:table-row>
          <table:table-cell table:style-name="Tabela1.A2" office:value-type="string">
            <text:p text:style-name="P8"><text:span text:style-name="T6">Serviços do Sistema</text:span></text:p>
          </table:table-cell>
          <table:table-cell table:style-name="Tabela1.A2" office:value-type="string">
            <text:p text:style-name="P11"><text:span text:style-name="T6">servicos</text:span></text:p>
          </table:table-cell>
          <table:table-cell table:style-name="Tabela1.A2" office:value-type="string">
            <text:p text:style-name="P12"><text:span text:style-name="T7">Lista de Inteiros Longos</text:span></text:p>
          </table:table-cell>
          <table:table-cell table:style-name="Tabela1.A2" office:value-type="string">
            <text:p text:style-name="P10"/>
          </table:table-cell>
          <table:table-cell table:style-name="Tabela1.E2" office:value-type="string">
            <text:p text:style-name="P11"/>
          </table:table-cell>
        </table:table-row>
      </table:table>
      <text:p text:style-name="P7"><text:span text:style-name="T5"/></text:p>
      <text:p text:style-name="P7"><text:span text:style-name="T5">Representação XML</text:span></text:p>
      <text:p text:style-name="P7"><text:span text:style-name="T5">&lt;?xml version=1.0?&gt;</text:span></text:p>
      <text:p text:style-name="P7"><text:span text:style-name="T5">...</text:span></text:p>
      <text:p text:style-name="P7"><text:span text:style-name="T5">&lt;sistema&gt;</text:span></text:p>
      <text:p text:style-name="P7"><text:span text:style-name="T5"><text:tab/>&lt;id&gt;{id}&lt;/id&gt;</text:span></text:p>
      <text:p text:style-name="P7"><text:span text:style-name="T5"><text:tab/>&lt;nome&gt;{nome}&lt;/nome&gt;</text:span></text:p>
      <text:p text:style-name="P7"><text:span text:style-name="T5"><text:tab/>&lt;descricao&gt;CDATA[{descricao}]&lt;/descricao&gt;</text:span></text:p>
      <text:p text:style-name="P7"><text:span text:style-name="T5"><text:tab/></text:span><text:span text:style-name="T7">&lt;descritores&gt;</text:span></text:p>
      <text:p text:style-name="P7"><text:span text:style-name="T7"><text:tab/><text:tab/>{lista de descritores ver item 4}</text:span></text:p>
      <text:p text:style-name="P7"><text:span text:style-name="T7"><text:tab/>&lt;/descritores&gt;</text:span></text:p>
      <text:p text:style-name="P7"><text:span text:style-name="T5"><text:tab/>&lt;servicos&gt;</text:span></text:p>
      <text:p text:style-name="P7"><text:span text:style-name="T5"><text:tab/><text:tab/>{lista de serviços ver item 3}</text:span></text:p>
      <text:p text:style-name="P7"><text:span text:style-name="T5"><text:tab/>&lt;/servicos&gt;</text:span></text:p>
      <text:p text:style-name="P7"><text:span text:style-name="T5">&lt;/sistema&gt;</text:span></text:p>
      <text:p text:style-name="P7"><text:span text:style-name="T5">…</text:span></text:p>
      <text:p text:style-name="P7"><text:span text:style-name="T5"/></text:p>
      <text:p text:style-name="P8"><text:span text:style-name="T8">Representação</text:span><text:span text:style-name="T6"> json</text:span></text:p>
      <text:p text:style-name="P8"><text:span text:style-name="T6"/></text:p>
      <text:p text:style-name="P8"><text:span text:style-name="T6">{</text:span></text:p>
      <text:p text:style-name="P8"><text:span text:style-name="T6"><text:tab/>“id”:|id|, </text:span></text:p>
      <text:p text:style-name="P8"><text:span text:style-name="T6"><text:tab/>“nome”:”|nome|”,</text:span></text:p>
      <text:p text:style-name="P8"><text:span text:style-name="T6"><text:tab/>“descricao”: “BASE64[descricao]”; </text:span></text:p>
      <text:p text:style-name="P9"><text:span text:style-name="T6"><text:tab/>“</text:span><text:span text:style-name="T7">descritores</text:span><text:span text:style-name="T6">”:[objetos </text:span><text:span text:style-name="T7">descritores</text:span><text:span text:style-name="T6">]</text:span></text:p>
      <text:p text:style-name="P8"><text:span text:style-name="T6"><text:tab/>“servico”:[objetos servicos]</text:span></text:p>
      <text:p text:style-name="P8"><text:span text:style-name="T6">}</text:span></text:p>
      <text:p text:style-name="P8"><text:span text:style-name="T6"/></text:p>
      <text:p text:style-name="P8"><text:span text:style-name="T6">3 Serviço: Representa a menor unidade de informação construída a partir dos dados utilizados para a realização de uma determinada atividade. Um serviço agrupa dados, logicamente organizados, relativos a uma realização de uma tarefa de uma aplicação quer seja de inserção ou recuperação de dados.</text:span></text:p>
      <text:p text:style-name="P8"><text:soft-page-break/><text:span text:style-name="T6"/></text:p>
      <text:p text:style-name="P8"><text:span text:style-name="T6">2.1 Propriedades do objeto </text:span><text:span text:style-name="T5">Sistema</text:span></text:p>
      <table:table table:name="Tabela2" table:style-name="Tabela2">
        <table:table-column table:style-name="Tabela2.A" table:number-columns-repeated="5"/>
        <table:table-row>
          <table:table-cell table:style-name="Tabela2.A1" office:value-type="string">
            <text:p text:style-name="P7"><text:span text:style-name="T5">Descrição</text:span></text:p>
          </table:table-cell>
          <table:table-cell table:style-name="Tabela2.A1" office:value-type="string">
            <text:p text:style-name="P10"><text:span text:style-name="T5">Representação</text:span></text:p>
          </table:table-cell>
          <table:table-cell table:style-name="Tabela2.A1" office:value-type="string">
            <text:p text:style-name="P10"><text:span text:style-name="T5">Tipo</text:span></text:p>
          </table:table-cell>
          <table:table-cell table:style-name="Tabela2.A1" office:value-type="string">
            <text:p text:style-name="P10"><text:span text:style-name="T5">Tamanho (byte)</text:span></text:p>
          </table:table-cell>
          <table:table-cell table:style-name="Tabela2.E1" office:value-type="string">
            <text:p text:style-name="P11"><text:span text:style-name="T6">Obrigatório</text:span></text:p>
          </table:table-cell>
        </table:table-row>
        <table:table-row>
          <table:table-cell table:style-name="Tabela2.A2" office:value-type="string">
            <text:p text:style-name="P11"><text:span text:style-name="T6">Identificador Único</text:span></text:p>
          </table:table-cell>
          <table:table-cell table:style-name="Tabela2.A2" office:value-type="string">
            <text:p text:style-name="P11"><text:span text:style-name="T6">Id</text:span></text:p>
          </table:table-cell>
          <table:table-cell table:style-name="Tabela2.A2" office:value-type="string">
            <text:p text:style-name="P11"><text:span text:style-name="T6">Inteiro Longo</text:span></text:p>
          </table:table-cell>
          <table:table-cell table:style-name="Tabela2.A2" office:value-type="string">
            <text:p text:style-name="P11"><text:span text:style-name="T6">32</text:span></text:p>
          </table:table-cell>
          <table:table-cell table:style-name="Tabela2.E2" office:value-type="string">
            <text:p text:style-name="P11"><text:span text:style-name="T6">Sim</text:span></text:p>
          </table:table-cell>
        </table:table-row>
        <table:table-row>
          <table:table-cell table:style-name="Tabela2.A2" office:value-type="string">
            <text:p text:style-name="P11"><text:span text:style-name="T6">Nome do serviço</text:span></text:p>
          </table:table-cell>
          <table:table-cell table:style-name="Tabela2.A2" office:value-type="string">
            <text:p text:style-name="P11"><text:span text:style-name="T6">nome</text:span></text:p>
          </table:table-cell>
          <table:table-cell table:style-name="Tabela2.A2" office:value-type="string">
            <text:p text:style-name="P11"><text:span text:style-name="T6">Alfa Numerico</text:span></text:p>
          </table:table-cell>
          <table:table-cell table:style-name="Tabela2.A2" office:value-type="string">
            <text:p text:style-name="P11"><text:span text:style-name="T6">200</text:span></text:p>
          </table:table-cell>
          <table:table-cell table:style-name="Tabela2.E2" office:value-type="string">
            <text:p text:style-name="P11"><text:span text:style-name="T6">Sim</text:span></text:p>
          </table:table-cell>
        </table:table-row>
        <table:table-row>
          <table:table-cell table:style-name="Tabela2.A2" office:value-type="string">
            <text:p text:style-name="P11"><text:span text:style-name="T6">Descriçao do serviço</text:span></text:p>
          </table:table-cell>
          <table:table-cell table:style-name="Tabela2.A2" office:value-type="string">
            <text:p text:style-name="P11"><text:span text:style-name="T6">descricao</text:span></text:p>
          </table:table-cell>
          <table:table-cell table:style-name="Tabela2.A2" office:value-type="string">
            <text:p text:style-name="P11"><text:span text:style-name="T6">Alfa Numérico</text:span></text:p>
          </table:table-cell>
          <table:table-cell table:style-name="Tabela2.A2" office:value-type="string">
            <text:p text:style-name="P11"><text:span text:style-name="T6">3000</text:span></text:p>
          </table:table-cell>
          <table:table-cell table:style-name="Tabela2.E2" office:value-type="string">
            <text:p text:style-name="P11"><text:span text:style-name="T6">Sim</text:span></text:p>
          </table:table-cell>
        </table:table-row>
        <table:table-row>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1"/>
          </table:table-cell>
          <table:table-cell table:style-name="Tabela2.A2" office:value-type="string">
            <text:p text:style-name="P11"/>
          </table:table-cell>
          <table:table-cell table:style-name="Tabela2.E2" office:value-type="string">
            <text:p text:style-name="P11"/>
          </table:table-cell>
        </table:table-row>
      </table:table>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22:03:40</meta:creation-date>
    <dc:date>2013-07-04T23:37:31</dc:date>
    <meta:editing-duration>PT52M39S</meta:editing-duration>
    <meta:editing-cycles>4</meta:editing-cycles>
    <meta:generator>LibreOffice/3.6$Linux_x86 LibreOffice_project/360m1$Build-2</meta:generator>
    <meta:document-statistic meta:table-count="2" meta:image-count="0" meta:object-count="0" meta:page-count="3" meta:paragraph-count="93" meta:word-count="677" meta:character-count="4666" meta:non-whitespace-character-count="4078"/>
  </office:meta>
</office:document-meta>
</file>